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'Segoe UI', Roboto, Ubuntu, Cantarell, 'Noto Sans', sans-serif, Arial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ut the foolishness of fools is simply foolishness.</text:p>
      <text:p text:style-name="Standard">A truthful witness saves lives,</text:p>
      <text:p text:style-name="Standard">But one who declares lies is deceitful.</text:p>
      <text:p text:style-name="Standard">In the fear of the Lord there is strong confidence,</text:p>
      <text:p text:style-name="Standard">And his children will have refuge.</text:p>
      <text:p text:style-name="Standard">The fear of the Lord is a fountain of life,</text:p>
      <text:p text:style-name="Standard">By which one may avoid the snares of death.</text:p>
      <text:p text:style-name="Standard">In a multitude of people is a king’s glory,</text:p>
      <text:p text:style-name="Standard">But in the scarcity of people is a prince’s ruin.</text:p>
      <text:p text:style-name="Standard">One who is slow to anger has great understanding;</text:p>
      <text:p text:style-name="Standard">But one who is quick-tempered exalts foolishness.</text:p>
      <text:p text:style-name="Standard">A tranquil heart is life to the body,</text:p>
      <text:p text:style-name="Standard">But jealousy is rottenness to the bones.</text:p>
      <text:p text:style-name="Standard">One who oppresses the poor taunts hi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'Segoe UI', Roboto, Ubuntu, Cantarell, 'Noto Sans', sans-serif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0:18:10.908122725</meta:creation-date>
    <dc:date>2023-02-11T10:18:56.795758267</dc:date>
    <meta:editing-duration>PT46S</meta:editing-duration>
    <meta:editing-cycles>1</meta:editing-cycles>
    <meta:document-statistic meta:table-count="0" meta:image-count="0" meta:object-count="0" meta:page-count="1" meta:paragraph-count="14" meta:word-count="112" meta:character-count="597" meta:non-whitespace-character-count="498"/>
    <meta:generator>LibreOffice/7.3.7.2$Linux_X86_64 LibreOffice_project/30$Build-2</meta:generator>
  </office:meta>
</office:document-meta>
</file>